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styles.xml" manifest:media-type="text/xml"/>
  <manifest:file-entry manifest:full-path="Object 19/" manifest:version="1.2" manifest:media-type="application/vnd.oasis.opendocument.spreadsheet"/>
  <manifest:file-entry manifest:full-path="manifest.rdf" manifest:media-type="application/rdf+xml"/>
  <manifest:file-entry manifest:full-path="layout-cache" manifest:media-type="application/binary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2" style:family="paragraph" style:parent-style-name="Text_20_body">
      <style:text-properties style:font-name="Liberation Serif" fo:font-size="12pt" style:font-size-asian="12pt" style:font-size-complex="12pt"/>
    </style:style>
    <style:style style:name="P3" style:family="paragraph" style:parent-style-name="Header">
      <style:text-properties style:font-name="Liberation Serif"/>
    </style:style>
    <style:style style:name="P4" style:family="paragraph" style:parent-style-name="Text_20_body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5" style:family="paragraph" style:parent-style-name="Standard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6" style:family="paragraph" style:parent-style-name="Heading_20_1">
      <style:text-properties style:font-name="Liberation Seri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DSA Blatt 04 <text:tab/><text:tab/><text:tab/><text:tab/><text:tab/></text:h>
      <text:p text:style-name="Header">Leonard Oertelt 1276156</text:p>
      <text:p text:style-name="P3">Julian Opitz 1302082</text:p>
      <text:p text:style-name="P3"/>
      <text:p text:style-name="P2">Aufage 8:</text:p>
      <text:p text:style-name="P1">a)</text:p>
      <text:p text:style-name="P1">1.<text:tab/>for i←1 to n do <text:tab/><text:tab/><text:tab/>→ <draw:frame draw:style-name="fr1" draw:name="Object5" text:anchor-type="as-char" svg:y="-0.377cm" svg:width="0.639cm" svg:height="0.467cm" draw:z-index="2"><draw:object xlink:href="./Object 5" xlink:type="simple" xlink:show="embed" xlink:actuate="onLoad"/><draw:image xlink:href="./ObjectReplacements/Object 5" xlink:type="simple" xlink:show="embed" xlink:actuate="onLoad"/></draw:frame><text:tab/>(Zugr., Zuw., Vergl., n-Mal)</text:p>
      <text:p text:style-name="P1">2.<text:tab/><text:tab/>for j←i to n do <text:tab/><text:tab/>→ <draw:frame draw:style-name="fr1" draw:name="Object1" text:anchor-type="as-char" svg:y="-0.619cm" svg:width="0.893cm" svg:height="0.998cm" draw:z-index="8"><draw:object xlink:href="./Object 1" xlink:type="simple" xlink:show="embed" xlink:actuate="onLoad"/><draw:image xlink:href="./ObjectReplacements/Object 1" xlink:type="simple" xlink:show="embed" xlink:actuate="onLoad"/></draw:frame><text:tab/></text:p>
      <text:p text:style-name="P1"><text:tab/><text:tab/><text:tab/><text:tab/><text:tab/><text:tab/><text:tab/>(Zugr., Zuw., Vergl., im Mittel<draw:frame draw:style-name="fr1" draw:name="Object15" text:anchor-type="as-char" svg:y="-0.619cm" svg:width="0.723cm" svg:height="0.998cm" draw:z-index="9"><draw:object xlink:href="./Object 15" xlink:type="simple" xlink:show="embed" xlink:actuate="onLoad"/><draw:image xlink:href="./ObjectReplacements/Object 15" xlink:type="simple" xlink:show="embed" xlink:actuate="onLoad"/></draw:frame>-Mal)</text:p>
      <text:p text:style-name="P1">3.<text:tab/><text:tab/><text:tab/>Anweisung A; <text:tab/><text:tab/>→ <text:s/><draw:frame draw:style-name="fr1" draw:name="Object2" text:anchor-type="as-char" svg:y="-0.621cm" svg:width="0.891cm" svg:height="1cm" draw:z-index="16"><draw:object xlink:href="./Object 2" xlink:type="simple" xlink:show="embed" xlink:actuate="onLoad"/><draw:image xlink:href="./ObjectReplacements/Object 2" xlink:type="simple" xlink:show="embed" xlink:actuate="onLoad"/></draw:frame><text:tab/>(Zugr.,<draw:frame draw:style-name="fr1" draw:name="Object7" text:anchor-type="as-char" svg:y="-0.681cm" svg:width="0.633cm" svg:height="1.058cm" draw:z-index="17"><draw:object xlink:href="./Object 7" xlink:type="simple" xlink:show="embed" xlink:actuate="onLoad"/><draw:image xlink:href="./ObjectReplacements/Object 7" xlink:type="simple" xlink:show="embed" xlink:actuate="onLoad"/></draw:frame>-Mal)</text:p>
      <text:p text:style-name="P1"><text:tab/><draw:frame draw:style-name="fr1" draw:name="Object3" text:anchor-type="as-char" svg:y="-0.621cm" svg:width="5.371cm" svg:height="1cm" draw:z-index="18"><draw:object xlink:href="./Object 3" xlink:type="simple" xlink:show="embed" xlink:actuate="onLoad"/><draw:image xlink:href="./ObjectReplacements/Object 3" xlink:type="simple" xlink:show="embed" xlink:actuate="onLoad"/></draw:frame></text:p>
      <text:p text:style-name="P1"><text:tab/><draw:frame draw:style-name="fr1" draw:name="Object4" text:anchor-type="as-char" svg:y="-0.437cm" svg:width="2.949cm" svg:height="0.559cm" draw:z-index="0"><draw:object xlink:href="./Object 4" xlink:type="simple" xlink:show="embed" xlink:actuate="onLoad"/><draw:image xlink:href="./ObjectReplacements/Object 4" xlink:type="simple" xlink:show="embed" xlink:actuate="onLoad"/></draw:frame></text:p>
      <text:p text:style-name="P1">Als Summenformel:</text:p>
      <text:p text:style-name="P1"><draw:frame draw:style-name="fr3" draw:name="Object20" text:anchor-type="as-char" svg:y="-0.713cm" svg:width="6.484cm" svg:height="1.139cm" draw:z-index="20"><draw:object xlink:href="./Object 20" xlink:type="simple" xlink:show="embed" xlink:actuate="onLoad"/><draw:image xlink:href="./ObjectReplacements/Object 20" xlink:type="simple" xlink:show="embed" xlink:actuate="onLoad"/></draw:frame></text:p>
      <text:p text:style-name="P1"><draw:frame draw:style-name="fr1" draw:name="Object21" text:anchor-type="as-char" svg:y="-0.621cm" svg:width="3.2cm" svg:height="1cm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">b) </text:p>
      <text:p text:style-name="P1">1.<text:tab/>for i←1 to n do <text:tab/><text:tab/><text:tab/>→ <draw:frame draw:style-name="fr1" draw:name="Object6" text:anchor-type="as-char" svg:y="-0.377cm" svg:width="0.639cm" svg:height="0.467cm" draw:z-index="3"><draw:object xlink:href="./Object 6" xlink:type="simple" xlink:show="embed" xlink:actuate="onLoad"/><draw:image xlink:href="./ObjectReplacements/Object 6" xlink:type="simple" xlink:show="embed" xlink:actuate="onLoad"/><svg:desc>formula</svg:desc></draw:frame><text:tab/>(Zugr., Zuw., Vergl., n-Mal)</text:p>
      <text:p text:style-name="P1">2.<text:tab/><text:tab/>j←1; <text:tab/><text:tab/><text:tab/><text:tab/>→ <draw:frame draw:style-name="fr1" draw:name="Object8" text:anchor-type="as-char" svg:y="-0.377cm" svg:width="0.422cm" svg:height="0.469cm" draw:z-index="4"><draw:object xlink:href="./Object 8" xlink:type="simple" xlink:show="embed" xlink:actuate="onLoad"/><draw:image xlink:href="./ObjectReplacements/Object 8" xlink:type="simple" xlink:show="embed" xlink:actuate="onLoad"/><svg:desc>formula</svg:desc></draw:frame><text:tab/>(Zuw., n-Mal)</text:p>
      <text:p text:style-name="P1">3.<text:tab/><text:tab/>while (j ∗ j ≤ n) do <text:tab/><text:tab/>→ <draw:frame draw:style-name="fr1" draw:name="Object9" text:anchor-type="as-char" svg:y="-0.377cm" svg:width="1.609cm" svg:height="0.469cm" draw:z-index="5"><draw:object xlink:href="./Object 9" xlink:type="simple" xlink:show="embed" xlink:actuate="onLoad"/><draw:image xlink:href="./ObjectReplacements/Object 9" xlink:type="simple" xlink:show="embed" xlink:actuate="onLoad"/><svg:desc>formula</svg:desc></draw:frame>(Mul., Vergl., <draw:frame draw:style-name="fr1" draw:name="Object12" text:anchor-type="as-char" svg:y="-0.377cm" svg:width="1.229cm" svg:height="0.467cm" draw:z-index="11"><draw:object xlink:href="./Object 12" xlink:type="simple" xlink:show="embed" xlink:actuate="onLoad"/><draw:image xlink:href="./ObjectReplacements/Object 12" xlink:type="simple" xlink:show="embed" xlink:actuate="onLoad"/></draw:frame>-Mal)</text:p>
      <text:p text:style-name="P1">4.<text:tab/><text:tab/><text:tab/>Anweisung A; <text:tab/><text:tab/>→ <draw:frame draw:style-name="fr1" draw:name="Object10" text:anchor-type="as-char" svg:y="-0.377cm" svg:width="1.296cm" svg:height="0.469cm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<text:tab/>(Zugr.,<draw:frame draw:style-name="fr1" draw:name="Object13" text:anchor-type="as-char" svg:y="-0.377cm" svg:width="1.03cm" svg:height="0.467cm" draw:z-index="15"><draw:object xlink:href="./Object 13" xlink:type="simple" xlink:show="embed" xlink:actuate="onLoad"/><draw:image xlink:href="./ObjectReplacements/Object 13" xlink:type="simple" xlink:show="embed" xlink:actuate="onLoad"/></draw:frame>-Mal)</text:p>
      <text:p text:style-name="P1">5.<text:tab/><text:tab/><text:tab/>j ← j+1; <text:tab/><text:tab/>→ <draw:frame draw:style-name="fr1" draw:name="Object11" text:anchor-type="as-char" svg:y="-0.377cm" svg:width="1.609cm" svg:height="0.469cm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(Add., Zuw.,<draw:frame draw:style-name="fr1" draw:name="Object14" text:anchor-type="as-char" svg:y="-0.377cm" svg:width="1.233cm" svg:height="0.469cm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-Mal)</text:p>
      <text:p text:style-name="P1"/>
      <text:p text:style-name="P1"><text:tab/><draw:frame draw:style-name="fr1" draw:name="Object16" text:anchor-type="as-char" svg:y="-0.386cm" svg:width="6.863cm" svg:height="0.51cm" draw:z-index="12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"><text:tab/><draw:frame draw:style-name="fr1" draw:name="Object17" text:anchor-type="as-char" svg:y="-0.386cm" svg:width="3.371cm" svg:height="0.51cm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text:tab/></text:p>
      <text:p text:style-name="P1"><text:tab/><draw:frame draw:style-name="fr1" draw:name="Object18" text:anchor-type="as-char" svg:y="-0.386cm" svg:width="4.457cm" svg:height="0.51cm" draw:z-index="1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5"/>
      <text:p text:style-name="P1">Als Summenformel:</text:p>
      <text:p text:style-name="P1"><draw:frame draw:style-name="fr3" draw:name="Object23" text:anchor-type="as-char" svg:y="-0.713cm" svg:width="7.061cm" svg:height="1.139cm" draw:z-index="22"><draw:object xlink:href="./Object 22" xlink:type="simple" xlink:show="embed" xlink:actuate="onLoad"/><draw:image xlink:href="./ObjectReplacements/Object 22" xlink:type="simple" xlink:show="embed" xlink:actuate="onLoad"/></draw:frame></text:p>
      <text:p text:style-name="P1"><draw:frame draw:style-name="fr3" draw:name="Object22" text:anchor-type="as-char" svg:y="-0.386cm" svg:width="3.948cm" svg:height="0.51cm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"/>
      <text:p text:style-name="P1"><text:soft-page-break/>Aufgabe 10:</text:p>
      <text:p text:style-name="P1">a)</text:p>
      <text:p text:style-name="P1"/>
      <text:p text:style-name="P1"><draw:frame draw:style-name="fr2" draw:name="Object19" text:anchor-type="paragraph" svg:width="18.002cm" svg:height="8.966cm" draw:z-index="1"><draw:object xlink:href="./Object 19" xlink:type="simple" xlink:show="embed" xlink:actuate="onLoad"/><draw:image xlink:href="./ObjectReplacements/Object 19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rtelt </meta:initial-creator>
    <meta:creation-date>2016-03-30T11:00:59</meta:creation-date>
    <dc:date>2016-04-21T11:07:11</dc:date>
    <dc:creator>Oertelt </dc:creator>
    <meta:editing-duration>PT5H34M11S</meta:editing-duration>
    <meta:editing-cycles>77</meta:editing-cycles>
    <meta:generator>LibreOffice/3.5$Linux_X86_64 LibreOffice_project/350m1$Build-2</meta:generator>
    <meta:document-statistic meta:table-count="0" meta:image-count="0" meta:object-count="23" meta:page-count="2" meta:paragraph-count="28" meta:word-count="92" meta:character-count="508" meta:non-whitespace-character-count="360"/>
  </office:meta>
</office:document-meta>
</file>

<file path=Object 1/content.xml><?xml version="1.0" encoding="utf-8"?>
<math xmlns="http://www.w3.org/1998/Math/MathML">
  <semantics>
    <mrow>
      <mrow>
        <mfrac>
          <mrow>
            <mn>3</mn>
          </mrow>
          <mrow>
            <mn>2</mn>
          </mrow>
        </mfrac>
      </mrow>
      <msup>
        <mi>n</mi>
        <mn>2</mn>
      </msup>
    </mrow>
    <annotation encoding="StarMath 5.0">{{3} over {2}} n^2</annotation>
  </semantics>
</math>
</file>

<file path=Object 10/content.xml><?xml version="1.0" encoding="utf-8"?>
<math xmlns="http://www.w3.org/1998/Math/MathML">
  <semantics>
    <mrow>
      <mi>n</mi>
      <mi>log</mi>
      <mi>n</mi>
    </mrow>
    <annotation encoding="StarMath 5.0">n log n
</annotation>
  </semantics>
</math>
</file>

<file path=Object 11/content.xml><?xml version="1.0" encoding="utf-8"?>
<math xmlns="http://www.w3.org/1998/Math/MathML">
  <semantics>
    <mrow>
      <mrow>
        <mn>2n</mn>
        <mo stretchy="false">⋅</mo>
        <mi>log</mi>
      </mrow>
      <mi>n</mi>
    </mrow>
    <annotation encoding="StarMath 5.0">2n cdot log n
</annotation>
  </semantics>
</math>
</file>

<file path=Object 12/content.xml><?xml version="1.0" encoding="utf-8"?>
<math xmlns="http://www.w3.org/1998/Math/MathML">
  <semantics>
    <mrow>
      <mn>2log</mn>
      <mi>n</mi>
    </mrow>
    <annotation encoding="StarMath 5.0">2log n</annotation>
  </semantics>
</math>
</file>

<file path=Object 13/content.xml><?xml version="1.0" encoding="utf-8"?>
<math xmlns="http://www.w3.org/1998/Math/MathML">
  <semantics>
    <mrow>
      <mi>log</mi>
      <mi>n</mi>
    </mrow>
    <annotation encoding="StarMath 5.0">log n</annotation>
  </semantics>
</math>
</file>

<file path=Object 14/content.xml><?xml version="1.0" encoding="utf-8"?>
<math xmlns="http://www.w3.org/1998/Math/MathML">
  <semantics>
    <mrow>
      <mn>2log</mn>
      <mi>n</mi>
    </mrow>
    <annotation encoding="StarMath 5.0">2log n</annotation>
  </semantics>
</math>
</file>

<file path=Object 15/content.xml><?xml version="1.0" encoding="utf-8"?>
<math xmlns="http://www.w3.org/1998/Math/MathML">
  <semantics>
    <mrow>
      <mrow>
        <mfrac>
          <mn>3n</mn>
          <mn>2</mn>
        </mfrac>
      </mrow>
    </mrow>
    <annotation encoding="StarMath 5.0">{3n over 2}</annotation>
  </semantics>
</math>
</file>

<file path=Object 16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n>2n</mn>
      </mrow>
      <mi>log</mi>
      <mrow>
        <mi>n</mi>
        <mo stretchy="false">+</mo>
        <mn>2n</mn>
      </mrow>
      <mi>log</mi>
      <mrow>
        <mi>n</mi>
        <mo stretchy="false">+</mo>
        <mi>n</mi>
      </mrow>
      <mi>log</mi>
      <mrow>
        <mrow>
          <mi>n</mi>
          <mo stretchy="false">+</mo>
          <mi>n</mi>
        </mrow>
        <mo stretchy="false">+</mo>
        <mn>3n</mn>
      </mrow>
    </mrow>
    <annotation encoding="StarMath 5.0">f(n) = 2n log n + 2n log n + n log n + n + 3n
</annotation>
  </semantics>
</math>
</file>

<file path=Object 17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n>5n</mn>
      </mrow>
      <mi>log</mi>
      <mrow>
        <mi>n</mi>
        <mo stretchy="false">+</mo>
        <mn>4n</mn>
      </mrow>
    </mrow>
    <annotation encoding="StarMath 5.0">f(n) = 5n log n + 4n
</annotation>
  </semantics>
</math>
</file>

<file path=Object 18/content.xml><?xml version="1.0" encoding="utf-8"?>
<math xmlns="http://www.w3.org/1998/Math/MathML">
  <semantics>
    <mrow>
      <mn>5n</mn>
      <mi>log</mi>
      <mrow>
        <mi>n</mi>
        <mo stretchy="false">+</mo>
        <mn>4n</mn>
      </mrow>
      <mi>∈</mi>
      <mi>O</mi>
      <mrow>
        <mo stretchy="false">(</mo>
        <mrow>
          <mi>n</mi>
          <mi>log</mi>
          <mi>n</mi>
        </mrow>
        <mo stretchy="false">)</mo>
      </mrow>
    </mrow>
    <annotation encoding="StarMath 5.0">5n log n + 4n ∈ O(n log n)</annotation>
  </semantics>
</math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8" table:default-cell-style-name="ce10"/>
        <table:table-column table:style-name="co1" table:default-cell-style-name="ce7"/>
        <table:table-row table:style-name="ro1">
          <table:table-cell table:style-name="ce7" office:value-type="string">
            <text:p>Insertion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8"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table:style-name="ce9" office:value-type="float" office:value="17">
            <text:p>17</text:p>
          </table:table-cell>
          <table:table-cell table:style-name="ce8"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style-name="ce9" office:value-type="float" office:value="35">
            <text:p>35</text:p>
          </table:table-cell>
          <table:table-cell table:style-name="ce8" office:value-type="float" office:value="62">
            <text:p>62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style-name="ce9" office:value-type="float" office:value="62">
            <text:p>62</text:p>
          </table:table-cell>
          <table:table-cell table:style-name="ce8"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style-name="ce9" office:value-type="float" office:value="43">
            <text:p>43</text:p>
          </table:table-cell>
          <table:table-cell office:value-type="float" office:value="62">
            <text:p>62</text:p>
          </table:table-cell>
          <table:table-cell table:style-name="ce8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table:style-name="ce9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table:style-name="ce8"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table:style-name="ce8"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style-name="ce9"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table:style-name="ce8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table:style-name="ce9" office:value-type="float" office:value="57">
            <text:p>57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table:style-name="ce7" table:number-columns-repeated="8"/>
          <table:table-cell table:style-name="ce11" office:value-type="string">
            <text:p>auswählen</text:p>
          </table:table-cell>
        </table:table-row>
        <table:table-row table:style-name="ro1">
          <table:table-cell table:style-name="ce7" office:value-type="string">
            <text:p>Selection</text:p>
          </table:table-cell>
          <table:table-cell table:style-name="ce7" table:number-columns-repeated="7"/>
          <table:table-cell table:style-name="ce12" office:value-type="string">
            <text:p>setzen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table:style-name="ce8"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table:style-name="ce8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table:style-name="ce8"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style-name="ce9"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table:style-name="ce8"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style-name="ce9" office:value-type="float" office:value="22">
            <text:p>22</text:p>
          </table:table-cell>
          <table:table-cell table:style-name="ce8"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style-name="ce9" office:value-type="float" office:value="35">
            <text:p>35</text:p>
          </table:table-cell>
          <table:table-cell office:value-type="float" office:value="62">
            <text:p>62</text:p>
          </table:table-cell>
          <table:table-cell table:style-name="ce8" office:value-type="float" office:value="43">
            <text:p>43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style-name="ce9" office:value-type="float" office:value="43">
            <text:p>43</text:p>
          </table:table-cell>
          <table:table-cell office:value-type="float" office:value="62">
            <text:p>62</text:p>
          </table:table-cell>
          <table:table-cell table:style-name="ce8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table:style-name="ce9" office:value-type="float" office:value="57">
            <text:p>57</text:p>
          </table:table-cell>
          <table:table-cell table:style-name="ce8"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table:style-name="ce9" office:value-type="float" office:value="62">
            <text:p>62</text:p>
          </table:table-cell>
          <table:table-cell/>
        </table:table-row>
      </table:table>
      <table:named-expressions/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>
  <semantics>
    <mrow>
      <mrow>
        <mfrac>
          <mrow>
            <mn>1</mn>
          </mrow>
          <mrow>
            <mn>2</mn>
          </mrow>
        </mfrac>
      </mrow>
      <msup>
        <mi>n</mi>
        <mn>2</mn>
      </msup>
    </mrow>
    <annotation encoding="StarMath 5.0">{{1} over {2}} n^2</annotation>
  </semantics>
</math>
</file>

<file path=Object 20/content.xml><?xml version="1.0" encoding="utf-8"?>
<math xmlns="http://www.w3.org/1998/Math/MathML">
  <semantics>
    <mrow>
      <mrow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stretchy="false">(</mo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i</mi>
                    </munderover>
                    <mn>1</mn>
                  </mrow>
                </mrow>
                <mo stretchy="false">)</mo>
              </mrow>
            </mrow>
            <mo stretchy="false">=</mo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i>i</mi>
            </mrow>
          </mrow>
          <mo stretchy="false">=</mo>
          <mrow>
            <mfrac>
              <mrow>
                <mi>n</mi>
                <mrow>
                  <mo stretchy="false">(</mo>
                  <mrow>
                    <mrow>
                      <mi>n</mi>
                      <mo stretchy="false">+</mo>
                      <mn>1</mn>
                    </mrow>
                  </mrow>
                  <mo stretchy="false">)</mo>
                </mrow>
              </mrow>
              <mn>2</mn>
            </mfrac>
          </mrow>
        </mrow>
        <mo stretchy="false">=</mo>
        <mfrac>
          <mn>1</mn>
          <mn>2</mn>
        </mfrac>
      </mrow>
      <mrow>
        <msup>
          <mi>n</mi>
          <mn>2</mn>
        </msup>
        <mo stretchy="false">+</mo>
        <mfrac>
          <mn>1</mn>
          <mn>2</mn>
        </mfrac>
      </mrow>
      <mi>n</mi>
    </mrow>
    <annotation encoding="StarMath 5.0">sum from i=1 to n (sum from j=1 to i 1) =  sum from i=1 to n  i = {{n(n+1)} over 2} = 1 over 2 n^2  + 1 over 2 n </annotation>
  </semantics>
</math>
</file>

<file path=Object 21/content.xml><?xml version="1.0" encoding="utf-8"?>
<math xmlns="http://www.w3.org/1998/Math/MathML">
  <semantics>
    <mrow>
      <mfrac>
        <mn>1</mn>
        <mn>2</mn>
      </mfrac>
      <mrow>
        <msup>
          <mi>n</mi>
          <mn>2</mn>
        </msup>
        <mo stretchy="false">+</mo>
        <mfrac>
          <mn>1</mn>
          <mn>2</mn>
        </mfrac>
      </mrow>
      <mi>n</mi>
      <mi>∈</mi>
      <mi>O</mi>
      <mrow>
        <mo stretchy="false">(</mo>
        <mrow>
          <msup>
            <mi>n</mi>
            <mn>2</mn>
          </msup>
        </mrow>
        <mo stretchy="false">)</mo>
      </mrow>
    </mrow>
    <annotation encoding="StarMath 5.0">1 over 2 n^2  + 1 over 2 n  ∈ O(n^2)</annotation>
  </semantics>
</math>
</file>

<file path=Object 22/content.xml><?xml version="1.0" encoding="utf-8"?>
<math xmlns="http://www.w3.org/1998/Math/MathML">
  <semantics>
    <mrow>
      <mrow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o stretchy="false">(</mo>
              <mrow>
                <mrow>
                  <mn>1</mn>
                  <mo stretchy="false">+</mo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row>
                        <mi>log</mi>
                        <mi>n</mi>
                      </mrow>
                    </munderover>
                    <mn>2</mn>
                  </mrow>
                </mrow>
              </mrow>
              <mo stretchy="false">)</mo>
            </mrow>
          </mrow>
          <mo stretchy="false">=</mo>
          <mrow>
            <mi>n</mi>
            <mo stretchy="false">+</mo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stretchy="false">(</mo>
                <mrow>
                  <mn>2</mn>
                  <mi>log</mi>
                  <mi>n</mi>
                </mrow>
                <mo stretchy="false">)</mo>
              </mrow>
            </mrow>
          </mrow>
        </mrow>
        <mo stretchy="false">=</mo>
        <mn>2log</mn>
      </mrow>
      <mrow>
        <mi>n</mi>
        <mo stretchy="false">+</mo>
        <mi>n</mi>
      </mrow>
    </mrow>
    <annotation encoding="StarMath 5.0">sum from i=1 to n (1 + sum from j=1 to {log n} 2) = n + sum from i=1 to n (2 log n) = 2log n + n </annotation>
  </semantics>
</math>
</file>

<file path=Object 23/content.xml><?xml version="1.0" encoding="utf-8"?>
<math xmlns="http://www.w3.org/1998/Math/MathML">
  <semantics>
    <mrow>
      <mn>2log</mn>
      <mrow>
        <mi>n</mi>
        <mo stretchy="false">+</mo>
        <mi>n</mi>
      </mrow>
      <mi>∈</mi>
      <mi>O</mi>
      <mrow>
        <mo stretchy="false">(</mo>
        <mrow>
          <mi>n</mi>
          <mi>log</mi>
          <mi>n</mi>
        </mrow>
        <mo stretchy="false">)</mo>
      </mrow>
    </mrow>
    <annotation encoding="StarMath 5.0">2log n + n ∈ O(n log n)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row>
          <mfrac>
            <mrow>
              <mn>3</mn>
            </mrow>
            <mrow>
              <mn>2</mn>
            </mrow>
          </mfrac>
        </mrow>
      </mrow>
      <mrow>
        <msup>
          <mi>n</mi>
          <mn>2</mn>
        </msup>
        <mo stretchy="false">+</mo>
        <mrow>
          <mfrac>
            <mrow>
              <mn>1</mn>
            </mrow>
            <mrow>
              <mn>2</mn>
            </mrow>
          </mfrac>
        </mrow>
      </mrow>
      <mrow>
        <mrow>
          <msup>
            <mi>n</mi>
            <mn>2</mn>
          </msup>
          <mo stretchy="false">+</mo>
          <mn>3n</mn>
        </mrow>
        <mo stretchy="false">=</mo>
        <mrow>
          <msup>
            <mn>2n</mn>
            <mn>2</mn>
          </msup>
          <mo stretchy="false">+</mo>
          <mn>3n</mn>
        </mrow>
      </mrow>
    </mrow>
    <annotation encoding="StarMath 5.0">f(n) = {{3} over {2}} n^2 + {{1} over {2}} n^2 + 3n = 2n^2 + 3n</annotation>
  </semantics>
</math>
</file>

<file path=Object 4/content.xml><?xml version="1.0" encoding="utf-8"?>
<math xmlns="http://www.w3.org/1998/Math/MathML">
  <semantics>
    <mrow>
      <mrow>
        <msup>
          <mn>2n</mn>
          <mn>2</mn>
        </msup>
        <mo stretchy="false">+</mo>
        <mn>3n</mn>
      </mrow>
      <mi>∈</mi>
      <mi>O</mi>
      <mrow>
        <mo stretchy="false">(</mo>
        <mrow>
          <msup>
            <mi>n</mi>
            <mn>2</mn>
          </msup>
        </mrow>
        <mo stretchy="false">)</mo>
      </mrow>
    </mrow>
    <annotation encoding="StarMath 5.0">2n^2 + 3n  ∈ O(n^2)</annotation>
  </semantics>
</math>
</file>

<file path=Object 5/content.xml><?xml version="1.0" encoding="utf-8"?>
<math xmlns="http://www.w3.org/1998/Math/MathML">
  <semantics>
    <mrow>
      <mn>3n</mn>
    </mrow>
    <annotation encoding="StarMath 5.0">3n</annotation>
  </semantics>
</math>
</file>

<file path=Object 6/content.xml><?xml version="1.0" encoding="utf-8"?>
<math xmlns="http://www.w3.org/1998/Math/MathML">
  <semantics>
    <mrow>
      <mn>3n</mn>
    </mrow>
    <annotation encoding="StarMath 5.0">3n</annotation>
  </semantics>
</math>
</file>

<file path=Object 7/content.xml><?xml version="1.0" encoding="utf-8"?>
<math xmlns="http://www.w3.org/1998/Math/MathML">
  <semantics>
    <mrow>
      <mfrac>
        <msup>
          <mi>n</mi>
          <mn>2</mn>
        </msup>
        <mn>2</mn>
      </mfrac>
    </mrow>
    <annotation encoding="StarMath 5.0">n^2 over 2
</annotation>
  </semantics>
</math>
</file>

<file path=Object 8/content.xml><?xml version="1.0" encoding="utf-8"?>
<math xmlns="http://www.w3.org/1998/Math/MathML">
  <semantics>
    <mrow>
      <mi>n</mi>
    </mrow>
    <annotation encoding="StarMath 5.0">n
</annotation>
  </semantics>
</math>
</file>

<file path=Object 9/content.xml><?xml version="1.0" encoding="utf-8"?>
<math xmlns="http://www.w3.org/1998/Math/MathML">
  <semantics>
    <mrow>
      <mrow>
        <mn>2n</mn>
        <mo stretchy="false">⋅</mo>
        <mi>log</mi>
      </mrow>
      <mi>n</mi>
    </mrow>
    <annotation encoding="StarMath 5.0">2n cdot log n
</annotation>
  </semantics>
</math>
</file>